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loext:graphic-properties draw:fill="solid" draw:fill-color="#c0c0c0"/>
      <style:paragraph-properties fo:text-align="center" style:justify-single-word="false" fo:background-color="#c0c0c0"/>
    </style:style>
    <style:style style:name="P3" style:family="paragraph" style:parent-style-name="Standard">
      <loext:graphic-properties draw:fill="solid" draw:fill-color="#00ccff"/>
      <style:paragraph-properties fo:text-align="center" style:justify-single-word="false" fo:background-color="#00ccff"/>
    </style:style>
    <style:style style:name="P4" style:family="paragraph" style:parent-style-name="Standard">
      <loext:graphic-properties draw:fill="solid" draw:fill-color="#ccffff"/>
      <style:paragraph-properties fo:text-align="center" style:justify-single-word="false" fo:background-color="#ccffff"/>
    </style:style>
    <style:style style:name="P5" style:family="paragraph" style:parent-style-name="Standard">
      <style:paragraph-properties fo:text-align="justify" style:justify-single-word="false"/>
      <style:text-properties fo:font-size="13pt" style:font-size-asian="13pt"/>
    </style:style>
    <style:style style:name="P6" style:family="paragraph" style:parent-style-name="Standard">
      <style:paragraph-properties fo:text-align="justify" style:justify-single-word="false"/>
    </style:style>
    <style:style style:name="P7" style:family="paragraph" style:parent-style-name="Standard">
      <loext:graphic-properties draw:fill="solid" draw:fill-color="#ffcc99"/>
      <style:paragraph-properties fo:text-align="justify" style:justify-single-word="false" fo:background-color="#ffcc99"/>
    </style:style>
    <style:style style:name="P8" style:family="paragraph" style:parent-style-name="Standard">
      <loext:graphic-properties draw:fill="solid" draw:fill-color="#ccffcc"/>
      <style:paragraph-properties fo:text-align="justify" style:justify-single-word="false" fo:background-color="#ccffcc"/>
    </style:style>
    <style:style style:name="P9" style:family="paragraph" style:parent-style-name="Standard">
      <loext:graphic-properties draw:fill="solid" draw:fill-color="#ffff99"/>
      <style:paragraph-properties fo:text-align="justify" style:justify-single-word="false" fo:background-color="#ffff99"/>
    </style:style>
    <style:style style:name="P10" style:family="paragraph" style:parent-style-name="Standard">
      <style:paragraph-properties fo:text-align="justify" style:justify-single-word="false"/>
      <style:text-properties fo:language="en" fo:country="US"/>
    </style:style>
    <style:style style:name="P11" style:family="paragraph" style:parent-style-name="Standard">
      <style:paragraph-properties fo:text-align="justify" style:justify-single-word="false"/>
      <style:text-properties fo:language="en" fo:country="GB"/>
    </style:style>
    <style:style style:name="P12" style:family="paragraph" style:parent-style-name="Standard">
      <loext:graphic-properties draw:fill="solid" draw:fill-color="#ccffcc"/>
      <style:paragraph-properties fo:text-align="justify" style:justify-single-word="false" fo:background-color="#ccffcc"/>
      <style:text-properties fo:language="en" fo:country="GB"/>
    </style:style>
    <style:style style:name="P13" style:family="paragraph" style:parent-style-name="Standard">
      <style:paragraph-properties fo:text-align="justify" style:justify-single-word="false"/>
      <style:text-properties fo:language="fr" fo:country="BE"/>
    </style:style>
    <style:style style:name="P14" style:family="paragraph" style:parent-style-name="Standard">
      <loext:graphic-properties draw:fill="solid" draw:fill-color="#ffff99"/>
      <style:paragraph-properties fo:text-align="justify" style:justify-single-word="false" fo:background-color="#ffff99"/>
      <style:text-properties fo:language="fr" fo:country="BE"/>
    </style:style>
    <style:style style:name="P15" style:family="paragraph" style:parent-style-name="Standard">
      <loext:graphic-properties draw:fill="solid" draw:fill-color="#ccffcc"/>
      <style:paragraph-properties fo:text-align="justify" style:justify-single-word="false" fo:background-color="#ccffcc"/>
      <style:text-properties fo:language="fr" fo:country="BE"/>
    </style:style>
    <style:style style:name="P16" style:family="paragraph" style:parent-style-name="Standard">
      <style:paragraph-properties fo:text-align="center" style:justify-single-word="false" fo:padding-left="0.141cm" fo:padding-right="0.141cm" fo:padding-top="0.035cm" fo:padding-bottom="0.035cm" fo:border="0.51pt solid #00000a"/>
    </style:style>
    <style:style style:name="P17" style:family="paragraph" style:parent-style-name="Standard">
      <style:paragraph-properties fo:text-align="center" style:justify-single-word="false" fo:padding-left="0.141cm" fo:padding-right="0.141cm" fo:padding-top="0.035cm" fo:padding-bottom="0.035cm" fo:border="0.51pt solid #00000a"/>
      <style:text-properties fo:font-size="7pt" style:font-size-asian="7pt"/>
    </style:style>
    <style:style style:name="P18" style:family="paragraph" style:parent-style-name="Standard">
      <style:paragraph-properties fo:text-align="justify" style:justify-single-word="false" fo:padding-left="0.141cm" fo:padding-right="0.141cm" fo:padding-top="0.035cm" fo:padding-bottom="0.035cm" fo:border="0.51pt solid #00000a"/>
    </style:style>
    <style:style style:name="P19" style:family="paragraph" style:parent-style-name="Standard">
      <loext:graphic-properties draw:fill="solid" draw:fill-color="#ffcc99"/>
      <style:paragraph-properties fo:text-align="justify" style:justify-single-word="false" fo:background-color="#ffcc99" fo:padding-left="0.141cm" fo:padding-right="0.141cm" fo:padding-top="0.035cm" fo:padding-bottom="0.035cm" fo:border="0.51pt solid #00000a"/>
    </style:style>
    <style:style style:name="P20" style:family="paragraph" style:parent-style-name="Standard">
      <loext:graphic-properties draw:fill="solid" draw:fill-color="#ccffcc"/>
      <style:paragraph-properties fo:text-align="justify" style:justify-single-word="false" fo:background-color="#ccffcc" fo:padding-left="0.141cm" fo:padding-right="0.141cm" fo:padding-top="0.035cm" fo:padding-bottom="0.035cm" fo:border="0.51pt solid #00000a"/>
    </style:style>
    <style:style style:name="P21" style:family="paragraph" style:parent-style-name="Standard">
      <loext:graphic-properties draw:fill="solid" draw:fill-color="#ffff99"/>
      <style:paragraph-properties fo:text-align="justify" style:justify-single-word="false" fo:background-color="#ffff99" fo:padding-left="0.141cm" fo:padding-right="0.141cm" fo:padding-top="0.035cm" fo:padding-bottom="0.035cm" fo:border="0.51pt solid #00000a"/>
    </style:style>
    <style:style style:name="P22" style:family="paragraph" style:parent-style-name="Standard">
      <style:paragraph-properties fo:text-align="justify" style:justify-single-word="false" fo:padding-left="0.141cm" fo:padding-right="0.141cm" fo:padding-top="0.035cm" fo:padding-bottom="0.035cm" fo:border="0.51pt solid #00000a"/>
      <style:text-properties fo:language="en" fo:country="US"/>
    </style:style>
    <style:style style:name="P23" style:family="paragraph" style:parent-style-name="Standard">
      <style:paragraph-properties fo:text-align="justify" style:justify-single-word="false" fo:padding-left="0.141cm" fo:padding-right="0.141cm" fo:padding-top="0.035cm" fo:padding-bottom="0.035cm" fo:border="0.51pt solid #00000a"/>
      <style:text-properties fo:language="en" fo:country="GB"/>
    </style:style>
    <style:style style:name="P24" style:family="paragraph" style:parent-style-name="Standard">
      <style:paragraph-properties fo:text-align="justify" style:justify-single-word="false" fo:padding-left="0.141cm" fo:padding-right="0.141cm" fo:padding-top="0.035cm" fo:padding-bottom="0.035cm" fo:border="0.51pt solid #00000a"/>
      <style:text-properties fo:language="fr" fo:country="BE"/>
    </style:style>
    <style:style style:name="P25" style:family="paragraph" style:parent-style-name="Standard" style:master-page-name="Standard">
      <loext:graphic-properties draw:fill="solid" draw:fill-color="#ffcc00"/>
      <style:paragraph-properties fo:text-align="center" style:justify-single-word="false" style:page-number="auto" fo:background-color="#ffcc00"/>
    </style:style>
    <style:style style:name="T1" style:family="text">
      <style:text-properties style:font-name="Arial Narrow" fo:font-size="15pt" fo:font-weight="bold" style:font-size-asian="15pt" style:font-weight-asian="bold" style:font-weight-complex="bold"/>
    </style:style>
    <style:style style:name="T2" style:family="text">
      <style:text-properties fo:font-size="13pt" style:text-underline-style="solid" style:text-underline-width="auto" style:text-underline-color="font-color" fo:font-weight="bold" style:font-size-asian="13pt" style:font-weight-asian="bold" style:font-weight-complex="bold"/>
    </style:style>
    <style:style style:name="T3" style:family="text">
      <style:text-properties fo:font-size="13pt" fo:font-weight="bold" style:font-size-asian="13pt" style:font-weight-asian="bold" style:font-weight-complex="bold"/>
    </style:style>
    <style:style style:name="T4" style:family="text">
      <style:text-properties fo:language="en" fo:country="US"/>
    </style:style>
    <style:style style:name="T5" style:family="text">
      <style:text-properties fo:language="en" fo:country="US" style:text-underline-style="solid" style:text-underline-width="auto" style:text-underline-color="font-color" fo:font-weight="bold" style:font-weight-asian="bold" style:font-weight-complex="bold"/>
    </style:style>
    <style:style style:name="T6" style:family="text">
      <style:text-properties fo:language="en" fo:country="US" fo:font-weight="bold" style:font-weight-asian="bold" style:font-weight-complex="bold"/>
    </style:style>
    <style:style style:name="T7" style:family="text">
      <style:text-properties fo:language="en" fo:country="GB"/>
    </style:style>
    <style:style style:name="T8" style:family="text">
      <style:text-properties fo:language="fr" fo:country="BE"/>
    </style:style>
    <style:style style:name="T9" style:family="text">
      <style:text-properties fo:color="#ff0000" style:font-name="Arial Narrow" fo:font-size="15pt" fo:font-weight="bold" style:font-size-asian="15pt" style:font-weight-asian="bold" style:font-weight-complex="bold"/>
    </style:style>
    <style:style style:name="T10" style:family="text">
      <style:text-properties fo:color="#ff6600"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bookmark-start text:name="_GoBack"/><text:span text:style-name="T1">453---SYSTEME D'EXPLOITATION - e-learning - Séquence 16</text:span><text:bookmark-end text:name="_GoBack"/></text:p>
      <text:p text:style-name="P2"><text:span text:style-name="T1">Programmation de scripts – 5</text:span></text:p>
      <text:p text:style-name="P5"/>
      <text:p text:style-name="P16"><text:span text:style-name="T2">Légende</text:span><text:span text:style-name="T3"> :</text:span></text:p>
      <text:p text:style-name="P17"/>
      <text:p text:style-name="P18">Explications sur fond blanc</text:p>
      <text:p text:style-name="P19">Exercice à accomplir sur fond rouge clair</text:p>
      <text:p text:style-name="P20">Une ou plusieurs solutions possibles pour l’exécution de commande sur fond vert clair</text:p>
      <text:p text:style-name="P21">Une solution possible pour la rédaction du script sur fond jaune clair</text:p>
      <text:p text:style-name="P6"/>
      <text:p text:style-name="P6"/>
      <text:p text:style-name="P6"/>
      <text:p text:style-name="P6">On nomme « sous-programme » un bloc d’instructions, qui peut être appelé ensuite dans un programme. Dans un script, un sous-programme constitue en quelque sorte une nouvelle commande pouvant être exécutée.</text:p>
      <text:p text:style-name="P6"/>
      <text:p text:style-name="P6">En programmation de scripts shell, il y a deux catégories de sous-programmes : les scripts (qui peuvent être activés par d’autres scripts) et les « fonctions ». Mais, l’exécution d’une fonction se fait sans activation d’un nouveau processus shell, au contraire de l’exécution (par défaut) d’un script. Ainsi, les variables d’un script sont visibles et modifiables par ses fonctions, mais pas par les scripts qu’il active.</text:p>
      <text:p text:style-name="P6"/>
      <text:p text:style-name="P6"/>
      <text:p text:style-name="P6"/>
      <text:p text:style-name="P6">Syntaxe de la commande function :</text:p>
      <text:p text:style-name="P6"/>
      <text:p text:style-name="P6">function nom_de_la_fonction</text:p>
      <text:p text:style-name="P6">{</text:p>
      <text:p text:style-name="P6"><text:tab/>liste_de_commandes</text:p>
      <text:p text:style-name="P6">}</text:p>
      <text:p text:style-name="P6"/>
      <text:p text:style-name="P6">nom_de_la_fonction ()</text:p>
      <text:p text:style-name="P6">{</text:p>
      <text:p text:style-name="P6"><text:tab/>liste_de_commandes</text:p>
      <text:p text:style-name="P6">}</text:p>
      <text:p text:style-name="P6"/>
      <text:p text:style-name="P6">Dans le corps d’une fonction, on peut utiliser les variables : $0 ; $1 ; $2 ; … ; $* ; $#</text:p>
      <text:p text:style-name="P6"/>
      <text:p text:style-name="P6"/>
      <text:p text:style-name="P6"/>
      <text:p text:style-name="P1"><text:span text:style-name="T5">Quelques commandes</text:span><text:span text:style-name="T6"> :</text:span></text:p>
      <text:p text:style-name="P10"/>
      <text:p text:style-name="P10"/>
      <text:p text:style-name="P10"/>
      <text:p text:style-name="P18"><text:span text:style-name="T4">FUNCTION</text:span></text:p>
      <text:p text:style-name="P22"/>
      <text:p text:style-name="P18"><text:span text:style-name="T7">NAME</text:span></text:p>
      <text:p text:style-name="P18"><text:span text:style-name="T7"><text:s text:c="7"/>function - Declare a shell function</text:span></text:p>
      <text:p text:style-name="P23"><text:soft-page-break/></text:p>
      <text:p text:style-name="P18"><text:span text:style-name="T7">SYNTAX</text:span></text:p>
      <text:p text:style-name="P18"><text:span text:style-name="T7"><text:s text:c="7"/>function name</text:span></text:p>
      <text:p text:style-name="P18"><text:span text:style-name="T7"><text:s text:c="7"/>{ command-list }</text:span></text:p>
      <text:p text:style-name="P23"/>
      <text:p text:style-name="P18"><text:span text:style-name="T7"><text:s text:c="7"/>name ()</text:span></text:p>
      <text:p text:style-name="P18"><text:span text:style-name="T7"><text:s text:c="7"/>{ command-list }</text:span></text:p>
      <text:p text:style-name="P23"/>
      <text:p text:style-name="P18"><text:span text:style-name="T7">DESCRIPTION</text:span></text:p>
      <text:p text:style-name="P18"><text:span text:style-name="T7"><text:s text:c="7"/>Shell functions are a way to group commands for later execution using a single name</text:span></text:p>
      <text:p text:style-name="P18"><text:span text:style-name="T7"><text:s text:c="7"/>for the group. They are executed just like a regular command. When the name of a</text:span></text:p>
      <text:p text:style-name="P18"><text:span text:style-name="T7"><text:s text:c="7"/>shell function is used as a simple command name, the list of commands associated</text:span></text:p>
      <text:p text:style-name="P18"><text:span text:style-name="T7"><text:s text:c="7"/>with that function name will be executed.</text:span></text:p>
      <text:p text:style-name="P11"/>
      <text:p text:style-name="P11"/>
      <text:p text:style-name="P11"/>
      <text:p text:style-name="P6">La commande « return » permet de sortir d’une fonction et de générer un code retour.</text:p>
      <text:p text:style-name="P6"/>
      <text:p text:style-name="P6"/>
      <text:p text:style-name="P6"/>
      <text:p text:style-name="P18"><text:span text:style-name="T4">RETURN</text:span></text:p>
      <text:p text:style-name="P22"/>
      <text:p text:style-name="P18"><text:span text:style-name="T7">NAME</text:span></text:p>
      <text:p text:style-name="P18"><text:span text:style-name="T7"><text:s text:c="7"/>return - Cause a shell function to exit with the return value n</text:span></text:p>
      <text:p text:style-name="P23"/>
      <text:p text:style-name="P18"><text:span text:style-name="T8">SYNTAX</text:span></text:p>
      <text:p text:style-name="P18"><text:span text:style-name="T8"><text:s text:c="7"/>return [n]</text:span></text:p>
      <text:p text:style-name="P13"/>
      <text:p text:style-name="P13"/>
      <text:p text:style-name="P13"/>
      <text:p text:style-name="P6">La commande « typeset » permet de déclarer une variable locale dans une fonction.</text:p>
      <text:p text:style-name="P13"/>
      <text:p text:style-name="P13"/>
      <text:p text:style-name="P13"/>
      <text:p text:style-name="P18"><text:span text:style-name="T4">TYPESET</text:span></text:p>
      <text:p text:style-name="P22"/>
      <text:p text:style-name="P18"><text:span text:style-name="T7">NAME</text:span></text:p>
      <text:p text:style-name="P18"><text:span text:style-name="T7"><text:s text:c="7"/>typeset, whence - shell built-in functions to set/get attributes and values for shell</text:span></text:p>
      <text:p text:style-name="P18"><text:span text:style-name="T7"><text:s text:c="7"/>variables and functions</text:span></text:p>
      <text:p text:style-name="P23"/>
      <text:p text:style-name="P18"><text:span text:style-name="T7">SYNOPSIS</text:span></text:p>
      <text:p text:style-name="P18"><text:span text:style-name="T7"><text:s text:c="7"/>typeset [ _ HLRZfilrtux [n]] [ name [ = value]]...</text:span></text:p>
      <text:p text:style-name="P18"><text:span text:style-name="T7"><text:s text:c="7"/>whence [-pv] name...</text:span></text:p>
      <text:p text:style-name="P23"/>
      <text:p text:style-name="P18"><text:span text:style-name="T7">DESCRIPTION</text:span></text:p>
      <text:p text:style-name="P18"><text:span text:style-name="T7"><text:s text:c="7"/>typeset sets attributes and values for shell variables and functions. When typeset</text:span></text:p>
      <text:p text:style-name="P18"><text:span text:style-name="T7"><text:s text:c="7"/>is invoked inside a function, a new instance of the variables name is created.</text:span></text:p>
      <text:p text:style-name="P18"><text:span text:style-name="T7"><text:s text:c="7"/>The variables value and type are restored when the function completes.</text:span></text:p>
      <text:p text:style-name="P11"/>
      <text:p text:style-name="P11"/>
      <text:p text:style-name="P11"><text:soft-page-break/></text:p>
      <text:p text:style-name="P18"><text:span text:style-name="T8">FIND(1)</text:span></text:p>
      <text:p text:style-name="P24"/>
      <text:p text:style-name="P18"><text:span text:style-name="T8">NOM</text:span></text:p>
      <text:p text:style-name="P18"><text:span text:style-name="T8"><text:s text:c="7"/>find - Rechercher des fichiers dans une hiérarchie de répertoires</text:span></text:p>
      <text:p text:style-name="P24"/>
      <text:p text:style-name="P18"><text:span text:style-name="T8">SYNOPSIS</text:span></text:p>
      <text:p text:style-name="P18"><text:span text:style-name="T8"><text:s text:c="7"/>find [-H] [-L] [-P] [-D option-debogage] [-Oniveau] [chemin...] [expression]</text:span></text:p>
      <text:p text:style-name="P24"/>
      <text:p text:style-name="P18"><text:span text:style-name="T8">DESCRIPTION</text:span></text:p>
      <text:p text:style-name="P18"><text:span text:style-name="T8"><text:s text:c="7"/>GNU find parcourt les arborescences des répertoires de chacun des chemins</text:span></text:p>
      <text:p text:style-name="P18"><text:span text:style-name="T8"><text:s text:c="7"/>mentionnés, en évaluant les expressions fournies pour chaque fichier</text:span></text:p>
      <text:p text:style-name="P18"><text:span text:style-name="T8"><text:s text:c="7"/>rencontré. L'évaluation de l'expression se fait de gauche à droite, en suivant</text:span></text:p>
      <text:p text:style-name="P18"><text:span text:style-name="T8"><text:s text:c="7"/>les règles de priorité décrites dans la section OPÉRATEURS, jusqu'à l'obtention</text:span></text:p>
      <text:p text:style-name="P18"><text:span text:style-name="T8"><text:s text:c="7"/>du résultat (par exemple la partie gauche est fausse pour un opérateur et, vraie pour</text:span></text:p>
      <text:p text:style-name="P18"><text:span text:style-name="T8"><text:s text:c="7"/>un opérateur ou), puis find passe au nom de fichier suivant.</text:span></text:p>
      <text:p text:style-name="P13"/>
      <text:p text:style-name="P13"/>
      <text:p text:style-name="P13"/>
      <text:p text:style-name="P18"><text:span text:style-name="T7">UNSET</text:span></text:p>
      <text:p text:style-name="P23"/>
      <text:p text:style-name="P18"><text:span text:style-name="T7">NAME</text:span></text:p>
      <text:p text:style-name="P18"><text:span text:style-name="T7"><text:s text:c="7"/>unset - unset values and attributes of variables and functions</text:span></text:p>
      <text:p text:style-name="P23"/>
      <text:p text:style-name="P18"><text:span text:style-name="T7">SYNOPSIS</text:span></text:p>
      <text:p text:style-name="P18"><text:span text:style-name="T7"><text:s text:c="7"/>unset [-fv] name ...</text:span></text:p>
      <text:p text:style-name="P23"/>
      <text:p text:style-name="P18"><text:span text:style-name="T7">DESCRIPTION</text:span></text:p>
      <text:p text:style-name="P18"><text:span text:style-name="T7"><text:s text:c="7"/>Each variable or function specified by name shall be unset.</text:span></text:p>
      <text:p text:style-name="P18"><text:span text:style-name="T7"><text:s text:c="7"/>If -v is specified, name refers to a variable name and the shell shall unset it and remove it</text:span></text:p>
      <text:p text:style-name="P18"><text:span text:style-name="T7"><text:s text:c="7"/>from the environment. Read-only variables cannot be unset.</text:span></text:p>
      <text:p text:style-name="P18"><text:span text:style-name="T7"><text:s text:c="7"/>If -f is specified, name refers to a function and the shell shall unset the function</text:span></text:p>
      <text:p text:style-name="P18"><text:span text:style-name="T7"><text:s text:c="7"/>definition.</text:span></text:p>
      <text:p text:style-name="P18"><text:span text:style-name="T7"><text:s text:c="7"/>If neither -f nor -v is specified, name refers to a variable; if a variable by that name</text:span></text:p>
      <text:p text:style-name="P18"><text:span text:style-name="T7"><text:s text:c="7"/>does not exist, it is unspecified whether a function by that name, if any, shall be unset.</text:span></text:p>
      <text:p text:style-name="P11"/>
      <text:p text:style-name="P11"/>
      <text:p text:style-name="P11"/>
      <text:p text:style-name="P6">La commande « <text:span text:style-name="T8">break</text:span> » permet de sortir d’une boucle, c’est-à-dire de mettre fin à un traitement en boucle programmé au moyen d’une instruction de contrôle telle que « for ».</text:p>
      <text:p text:style-name="P13"/>
      <text:p text:style-name="P6"/>
      <text:p text:style-name="P6"/>
      <text:p text:style-name="P18"><text:span text:style-name="T7">BREAK</text:span></text:p>
      <text:p text:style-name="P23"/>
      <text:p text:style-name="P18"><text:span text:style-name="T7">NAME</text:span></text:p>
      <text:p text:style-name="P18"><text:span text:style-name="T7"><text:s text:c="7"/>break - exit from a for, while, until, or select loop</text:span></text:p>
      <text:p text:style-name="P11"/>
      <text:p text:style-name="P11"/>
      <text:p text:style-name="P11"/>
      <text:p text:style-name="P6"><text:soft-page-break/>La commande « <text:span text:style-name="T8">continue</text:span> » permet de passer à l’itération suivante dans une boucle.</text:p>
      <text:p text:style-name="P13"/>
      <text:p text:style-name="P6"/>
      <text:p text:style-name="P6"/>
      <text:p text:style-name="P18"><text:span text:style-name="T7">CONTINUE</text:span></text:p>
      <text:p text:style-name="P23"/>
      <text:p text:style-name="P18"><text:span text:style-name="T7">NAME</text:span></text:p>
      <text:p text:style-name="P18"><text:span text:style-name="T7"><text:s text:c="7"/>continue - resume the next iteration of an enclosing for, while, until, or select loop</text:span></text:p>
      <text:p text:style-name="P11"/>
      <text:p text:style-name="P11"/>
      <text:p text:style-name="P11"/>
      <text:p text:style-name="P6">La commande « exit » permet de terminer l’exécution d’un script et de renvoyer un code retour.</text:p>
      <text:p text:style-name="P13"/>
      <text:p text:style-name="P6"/>
      <text:p text:style-name="P6"/>
      <text:p text:style-name="P18">EXIT(3)</text:p>
      <text:p text:style-name="P18"/>
      <text:p text:style-name="P18">NAME</text:p>
      <text:p text:style-name="P18"><text:s text:c="7"/>exit - cause normal process termination</text:p>
      <text:p text:style-name="P6"/>
      <text:p text:style-name="P6"/>
      <text:p text:style-name="P6"/>
      <text:p text:style-name="P3"><text:span text:style-name="T9">LABORATOIRE – Programmation de scripts – 5</text:span></text:p>
      <text:p text:style-name="P6"/>
      <text:p text:style-name="P6"/>
      <text:p text:style-name="P6"/>
      <text:p text:style-name="P4"><text:span text:style-name="T10">Dans la distribution Debian GNU/Linux :</text:span></text:p>
      <text:p text:style-name="P6"/>
      <text:p text:style-name="P6"/>
      <text:p text:style-name="P6"/>
      <text:p text:style-name="P6">Dans la suite, le nom de l’utilisateur ordinaire sera représenté par le mot « user ».</text:p>
      <text:p text:style-name="P6"/>
      <text:p text:style-name="P6"/>
      <text:p text:style-name="P6"/>
      <text:p text:style-name="P7">Connectez-vous dans un terminal</text:p>
      <text:p text:style-name="P13"/>
      <text:p text:style-name="P13"/>
      <text:p text:style-name="P13"/>
      <text:p text:style-name="P7">Dans ~, enregistrez sous le nom « Bienvenue » un fichier de script qui affiche en boucle toutes les secondes le message : « BIENVENUE DANS LE SYSTEME LINUX ! », tant que la durée de l’exécution du script reste inférieure à 10 secondes, puis qui affiche un message d’adieu à l’utilisateur</text:p>
      <text:p text:style-name="P6"/>
      <text:p text:style-name="P8">gedit Bienvenue</text:p>
      <text:p text:style-name="P8"/>
      <text:p text:style-name="P9">#!/bin/bash</text:p>
      <text:p text:style-name="P9"># Un script qui affiche en boucle</text:p>
      <text:p text:style-name="P9"/>
      <text:p text:style-name="P9"><text:span text:style-name="T8">echo</text:span></text:p>
      <text:p text:style-name="P9"><text:soft-page-break/><text:span text:style-name="T8">t=0</text:span></text:p>
      <text:p text:style-name="P9"><text:span text:style-name="T8">while ((t&lt;10))</text:span></text:p>
      <text:p text:style-name="P9"><text:span text:style-name="T8">do</text:span></text:p>
      <text:p text:style-name="P9"><text:span text:style-name="T8"><text:tab/></text:span>echo "BIENVENUE DANS LE SYSTEME LINUX !"</text:p>
      <text:p text:style-name="P9"><text:tab/><text:span text:style-name="T7">sleep 1</text:span></text:p>
      <text:p text:style-name="P9"><text:span text:style-name="T7"><text:tab/>let t=t+1</text:span></text:p>
      <text:p text:style-name="P9"><text:span text:style-name="T7">done</text:span></text:p>
      <text:p text:style-name="P9"><text:span text:style-name="T4">echo</text:span></text:p>
      <text:p text:style-name="P9">echo "Le script a termine son execution. Au revoir."</text:p>
      <text:p text:style-name="P9">echo</text:p>
      <text:p text:style-name="P6"/>
      <text:p text:style-name="P6"/>
      <text:p text:style-name="P6"/>
      <text:p text:style-name="P7">Exécutez un dump du fichier Bienvenue sur le terminal</text:p>
      <text:p text:style-name="P6"/>
      <text:p text:style-name="P8">cat Bienvenue</text:p>
      <text:p text:style-name="P6"/>
      <text:p text:style-name="P6"/>
      <text:p text:style-name="P6"/>
      <text:p text:style-name="P7">Lancez un shell bash qui exécute Bienvenue</text:p>
      <text:p text:style-name="P6"/>
      <text:p text:style-name="P8">bash Bienvenue</text:p>
      <text:p text:style-name="P6"/>
      <text:p text:style-name="P6"/>
      <text:p text:style-name="P6"/>
      <text:p text:style-name="P6">En programmation de scripts shell, il y a deux catégories de sous-programmes : les scripts (qui peuvent être activés par d’autres scripts) et les fonctions. Mais, l’exécution d’une fonction se fait sans activation d’un nouveau processus shell, au contraire de l’exécution (par défaut) d’un script. Ainsi, les variables d’un script sont visibles et modifiables par ses fonctions, mais pas par les scripts qu’il active.</text:p>
      <text:p text:style-name="P6"/>
      <text:p text:style-name="P6"/>
      <text:p text:style-name="P6"/>
      <text:p text:style-name="P6">Syntaxe de la commande function :</text:p>
      <text:p text:style-name="P6"/>
      <text:p text:style-name="P6">function nom_de_la_fonction</text:p>
      <text:p text:style-name="P6">{</text:p>
      <text:p text:style-name="P6"><text:tab/>liste_de_commandes</text:p>
      <text:p text:style-name="P6">}</text:p>
      <text:p text:style-name="P6"/>
      <text:p text:style-name="P6">nom_de_la_fonction ()</text:p>
      <text:p text:style-name="P6">{</text:p>
      <text:p text:style-name="P6"><text:tab/>liste_de_commandes</text:p>
      <text:p text:style-name="P6">}</text:p>
      <text:p text:style-name="P6"/>
      <text:p text:style-name="P6">Dans le corps d’une fonction, on peut utiliser les variables : $0 ; $1 ; $2 ; … ; $* ; $#</text:p>
      <text:p text:style-name="P13"/>
      <text:p text:style-name="P13"/>
      <text:p text:style-name="P13"/>
      <text:p text:style-name="P7">Essayez d’afficher des pages de manuel concernant les commandes function, return et typeset</text:p>
      <text:p text:style-name="P6"><text:soft-page-break/></text:p>
      <text:p text:style-name="P8"><text:span text:style-name="T7">man function</text:span></text:p>
      <text:p text:style-name="P12"/>
      <text:p text:style-name="P8"><text:span text:style-name="T7">man return</text:span></text:p>
      <text:p text:style-name="P12"/>
      <text:p text:style-name="P8"><text:span text:style-name="T4">man typeset</text:span></text:p>
      <text:p text:style-name="P11"/>
      <text:p text:style-name="P11"/>
      <text:p text:style-name="P11"/>
      <text:p text:style-name="P7">Lancez un navigateur et, dans un moteur de recherche sur Internet, recherchez des pages de manuel concernant les commandes function, return et typeset</text:p>
      <text:p text:style-name="P6"/>
      <text:p text:style-name="P6"/>
      <text:p text:style-name="P6"/>
      <text:p text:style-name="P7">Affichez le manuel de la commande find</text:p>
      <text:p text:style-name="P6"/>
      <text:p text:style-name="P8">man find</text:p>
      <text:p text:style-name="P6"/>
      <text:p text:style-name="P6"/>
      <text:p text:style-name="P6"/>
      <text:p text:style-name="P7">Créez une fonction nommée : « trouve », qui recherche à partir de la racine et affiche le chemin absolu d’un fichier, qu’on lui passe en paramètre à l’exécution</text:p>
      <text:p text:style-name="P6"/>
      <text:p text:style-name="P8">trouve () { find / -name "$1" -print 2&gt; /dev/null ; }</text:p>
      <text:p text:style-name="P6"/>
      <text:p text:style-name="P6"/>
      <text:p text:style-name="P6"/>
      <text:p text:style-name="P7">Avec trouve, affichez le chemin absolu de l’exécutable ls</text:p>
      <text:p text:style-name="P6"/>
      <text:p text:style-name="P8">trouve ls</text:p>
      <text:p text:style-name="P6"/>
      <text:p text:style-name="P6"/>
      <text:p text:style-name="P6"/>
      <text:p text:style-name="P7">Avec trouve, affichez le chemin absolu de l’exécutable vi</text:p>
      <text:p text:style-name="P6"/>
      <text:p text:style-name="P8">trouve vi</text:p>
      <text:p text:style-name="P6"/>
      <text:p text:style-name="P6"/>
      <text:p text:style-name="P6"/>
      <text:p text:style-name="P7">Détruisez la fonction trouve</text:p>
      <text:p text:style-name="P6"/>
      <text:p text:style-name="P8">unset -f trouve</text:p>
      <text:p text:style-name="P6"/>
      <text:p text:style-name="P6"/>
      <text:p text:style-name="P6"/>
      <text:p text:style-name="P7">Dans ~, enregistrez sous le nom « Fonction_affiche » un fichier de script qui, en utilisant une fonction de présentation d’affichage dans des lignes successives, affiche le message : </text:p>
      <text:p text:style-name="P7"/>
      <text:p text:style-name="P7">***** Bonjour,</text:p>
      <text:p text:style-name="P7">***** maintenant</text:p>
      <text:p text:style-name="P7"><text:soft-page-break/>***** nous allons afficher</text:p>
      <text:p text:style-name="P7">***** la date et l’heure système :</text:p>
      <text:p text:style-name="P7">***** date_système, heure_système</text:p>
      <text:p text:style-name="P7">***** Au revoir,</text:p>
      <text:p text:style-name="P7">***** cher utilisateur.</text:p>
      <text:p text:style-name="P7"/>
      <text:p text:style-name="P7">date_système, heure_système étant obtenues par interprétation de la commande adéquate</text:p>
      <text:p text:style-name="P6"/>
      <text:p text:style-name="P8">gedit Fonction_affiche</text:p>
      <text:p text:style-name="P8"/>
      <text:p text:style-name="P9">#!/bin/bash</text:p>
      <text:p text:style-name="P9"># Un script qui affiche</text:p>
      <text:p text:style-name="P9"># en utilisant une fonction de présentation d’affichage dans des lignes successives</text:p>
      <text:p text:style-name="P9"/>
      <text:p text:style-name="P9"># ----- Fonction de présentation d’affichage</text:p>
      <text:p text:style-name="P9"/>
      <text:p text:style-name="P9"><text:span text:style-name="T8">presente ()</text:span></text:p>
      <text:p text:style-name="P9"><text:span text:style-name="T7">{</text:span></text:p>
      <text:p text:style-name="P9"><text:span text:style-name="T7"><text:tab/>for input</text:span></text:p>
      <text:p text:style-name="P9"><text:span text:style-name="T7"><text:tab/>do</text:span></text:p>
      <text:p text:style-name="P9"><text:span text:style-name="T7"><text:tab/><text:tab/>echo "***** $input"</text:span></text:p>
      <text:p text:style-name="P9"><text:span text:style-name="T7"><text:tab/></text:span><text:span text:style-name="T8">done</text:span></text:p>
      <text:p text:style-name="P9"><text:span text:style-name="T8">}</text:span></text:p>
      <text:p text:style-name="P14"/>
      <text:p text:style-name="P9"># ----- Programme principal : affichage dans des lignes successives</text:p>
      <text:p text:style-name="P9"/>
      <text:p text:style-name="P9">echo</text:p>
      <text:p text:style-name="P9">presente "Bonjour," "maintenant" "nous allons afficher" "la date et l’heure systeme :" \</text:p>
      <text:p text:style-name="P9">"`date`" "Au revoir," "cher utilisateur."</text:p>
      <text:p text:style-name="P9">echo</text:p>
      <text:p text:style-name="P6"/>
      <text:p text:style-name="P6"/>
      <text:p text:style-name="P6"/>
      <text:p text:style-name="P7">Exécutez un dump du fichier Fonction_affiche sur le terminal</text:p>
      <text:p text:style-name="P6"/>
      <text:p text:style-name="P8">cat Fonction_affiche</text:p>
      <text:p text:style-name="P6"/>
      <text:p text:style-name="P6"/>
      <text:p text:style-name="P6"/>
      <text:p text:style-name="P7">Lancez un shell bash qui exécute Fonction_affiche</text:p>
      <text:p text:style-name="P6"/>
      <text:p text:style-name="P8">bash Fonction_affiche</text:p>
      <text:p text:style-name="P13"/>
      <text:p text:style-name="P13"/>
      <text:p text:style-name="P13"/>
      <text:p text:style-name="P7">Essayez d’afficher des pages de manuel concernant les commandes break et continue</text:p>
      <text:p text:style-name="P6"/>
      <text:p text:style-name="P8"><text:span text:style-name="T8">man break</text:span></text:p>
      <text:p text:style-name="P15"/>
      <text:p text:style-name="P8"><text:span text:style-name="T8">man continue</text:span></text:p>
      <text:p text:style-name="P13"><text:soft-page-break/></text:p>
      <text:p text:style-name="P13"/>
      <text:p text:style-name="P13"/>
      <text:p text:style-name="P7">Lancez un navigateur et, dans un moteur de recherche sur Internet, recherchez des pages de manuel concernant les commandes break et continue</text:p>
      <text:p text:style-name="P6"/>
      <text:p text:style-name="P6"/>
      <text:p text:style-name="P6"/>
      <text:p text:style-name="P7">Dans ~, enregistrez sous le nom « Fonction_menu » un fichier de script qui exécute en boucle, en utilisant une fonction, un menu permettant à l’utilisateur, soit d’afficher sous quel compte il est connecté, ou l’identification système de son compte, ou la liste des utilisateurs connectés, ou le chemin complet du current working directory, ou le nom d’hôte de la machine locale, ou la date et l’heure système, soit de terminer l’exécution du script, ce qui déclenche l’affichage du message : « AU REVOIR ! »</text:p>
      <text:p text:style-name="P6"/>
      <text:p text:style-name="P8">gedit Fonction_menu</text:p>
      <text:p text:style-name="P8"/>
      <text:p text:style-name="P9">#!/bin/bash</text:p>
      <text:p text:style-name="P9"># Un script qui exécute en boucle un menu en utilisant une fonction</text:p>
      <text:p text:style-name="P9"/>
      <text:p text:style-name="P9"># ----- Déclaration de variable globale</text:p>
      <text:p text:style-name="P9"/>
      <text:p text:style-name="P9">reponse="0"</text:p>
      <text:p text:style-name="P9"/>
      <text:p text:style-name="P9"># ----- Fonction d’exécution du menu</text:p>
      <text:p text:style-name="P9"/>
      <text:p text:style-name="P9">menu ()</text:p>
      <text:p text:style-name="P9">{</text:p>
      <text:p text:style-name="P9"><text:tab/>typeset choix<text:tab/><text:tab/><text:tab/># Déclaration de variable locale</text:p>
      <text:p text:style-name="P9"><text:tab/>clear</text:p>
      <text:p text:style-name="P9"><text:tab/>echo</text:p>
      <text:p text:style-name="P9"><text:tab/>echo "1 &gt;&gt;&gt; Afficher sous quel compte vous etes connecte"</text:p>
      <text:p text:style-name="P9"><text:tab/>echo "2 &gt;&gt;&gt; Afficher l’identification systeme de votre compte"</text:p>
      <text:p text:style-name="P9"><text:tab/>echo "3 &gt;&gt;&gt; Afficher la liste des utilisateurs connectes"</text:p>
      <text:p text:style-name="P9"><text:tab/>echo "4 &gt;&gt;&gt; Afficher le chemin complet du current working directory"</text:p>
      <text:p text:style-name="P9"><text:tab/>echo "5 &gt;&gt;&gt; Afficher le nom d’hote de la machine locale"</text:p>
      <text:p text:style-name="P9"><text:tab/>echo "6 &gt;&gt;&gt; Afficher la date et l’heure systeme"</text:p>
      <text:p text:style-name="P9"><text:tab/>echo</text:p>
      <text:p text:style-name="P9"><text:tab/>echo "7 &gt;&gt;&gt; Terminer l’execution du script"</text:p>
      <text:p text:style-name="P9"><text:tab/>echo</text:p>
      <text:p text:style-name="P9"><text:tab/>echo -n "Quel est votre choix ? "</text:p>
      <text:p text:style-name="P9"><text:tab/>read choix</text:p>
      <text:p text:style-name="P9"><text:tab/>echo</text:p>
      <text:p text:style-name="P9"><text:tab/>reponse="$choix"</text:p>
      <text:p text:style-name="P9">}</text:p>
      <text:p text:style-name="P9"/>
      <text:p text:style-name="P9"># ----- Programme principal</text:p>
      <text:p text:style-name="P9"/>
      <text:p text:style-name="P9"><text:span text:style-name="T8">menu</text:span></text:p>
      <text:p text:style-name="P9"><text:span text:style-name="T7">while [ "$reponse" != "7" ]</text:span></text:p>
      <text:p text:style-name="P9"><text:soft-page-break/><text:span text:style-name="T7">do</text:span></text:p>
      <text:p text:style-name="P9"><text:span text:style-name="T7"><text:tab/>case "$reponse" in</text:span></text:p>
      <text:p text:style-name="P9"><text:span text:style-name="T7"><text:tab/>"1")</text:span></text:p>
      <text:p text:style-name="P9"><text:span text:style-name="T7"><text:tab/><text:tab/>whoami ; read</text:span></text:p>
      <text:p text:style-name="P9"><text:span text:style-name="T7"><text:tab/><text:tab/>;;</text:span></text:p>
      <text:p text:style-name="P9"><text:span text:style-name="T7"><text:tab/>"2")</text:span></text:p>
      <text:p text:style-name="P9"><text:span text:style-name="T7"><text:tab/><text:tab/>id ; read</text:span></text:p>
      <text:p text:style-name="P9"><text:span text:style-name="T7"><text:tab/><text:tab/>;;</text:span></text:p>
      <text:p text:style-name="P9"><text:span text:style-name="T7"><text:tab/>"3")</text:span></text:p>
      <text:p text:style-name="P9"><text:span text:style-name="T7"><text:tab/><text:tab/>who ; read</text:span></text:p>
      <text:p text:style-name="P9"><text:span text:style-name="T7"><text:tab/><text:tab/>;;</text:span></text:p>
      <text:p text:style-name="P9"><text:span text:style-name="T7"><text:tab/>"4")</text:span></text:p>
      <text:p text:style-name="P9"><text:span text:style-name="T7"><text:tab/><text:tab/>pwd ; read</text:span></text:p>
      <text:p text:style-name="P9"><text:span text:style-name="T7"><text:tab/><text:tab/>;;</text:span></text:p>
      <text:p text:style-name="P9"><text:span text:style-name="T7"><text:tab/>"5")</text:span></text:p>
      <text:p text:style-name="P9"><text:span text:style-name="T7"><text:tab/><text:tab/>hostname ; read</text:span></text:p>
      <text:p text:style-name="P9"><text:span text:style-name="T7"><text:tab/><text:tab/>;;</text:span></text:p>
      <text:p text:style-name="P9"><text:span text:style-name="T7"><text:tab/>"6")</text:span></text:p>
      <text:p text:style-name="P9"><text:span text:style-name="T7"><text:tab/><text:tab/>date ; read</text:span></text:p>
      <text:p text:style-name="P9"><text:span text:style-name="T7"><text:tab/><text:tab/></text:span>;;</text:p>
      <text:p text:style-name="P9"><text:tab/>*)</text:p>
      <text:p text:style-name="P9"><text:tab/><text:tab/>echo "Votre choix n’est pas prevu. Choisissez de 1 a 7." ; read</text:p>
      <text:p text:style-name="P9"><text:tab/><text:tab/><text:span text:style-name="T8">;;</text:span></text:p>
      <text:p text:style-name="P9"><text:span text:style-name="T8"><text:tab/>esac</text:span></text:p>
      <text:p text:style-name="P9"><text:span text:style-name="T8"><text:tab/>menu</text:span></text:p>
      <text:p text:style-name="P9"><text:span text:style-name="T7">done</text:span></text:p>
      <text:p text:style-name="P9"><text:span text:style-name="T7">if [ "$reponse" = "7" ]</text:span></text:p>
      <text:p text:style-name="P9"><text:span text:style-name="T4">then</text:span></text:p>
      <text:p text:style-name="P9"><text:span text:style-name="T4"><text:tab/>echo "AU REVOIR !"</text:span></text:p>
      <text:p text:style-name="P9"><text:span text:style-name="T4"><text:tab/></text:span>sleep 1</text:p>
      <text:p text:style-name="P9"><text:tab/>exit</text:p>
      <text:p text:style-name="P9">fi</text:p>
      <text:p text:style-name="P6"/>
      <text:p text:style-name="P6"/>
      <text:p text:style-name="P6"/>
      <text:p text:style-name="P7">Exécutez un dump du fichier Fonction_menu sur le terminal</text:p>
      <text:p text:style-name="P6"/>
      <text:p text:style-name="P8">cat Fonction_menu</text:p>
      <text:p text:style-name="P6"/>
      <text:p text:style-name="P6"/>
      <text:p text:style-name="P6"/>
      <text:p text:style-name="P7">Lancez un shell bash qui exécute Fonction_menu</text:p>
      <text:p text:style-name="P6"/>
      <text:p text:style-name="P8">bash Fonction_menu</text:p>
      <text:p text:style-name="P6"/>
      <text:p text:style-name="P6"/>
      <text:p text:style-name="P6"/>
      <text:p text:style-name="P7">Déconnectez-vous</text:p>
      <text:p text:style-name="P6"/>
      <text:p text:style-name="P8">exit</text:p>
      <text:p text:style-name="P6"><text:soft-page-break/></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BE"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fr" fo:country="BE"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ret Jacques</meta:initial-creator>
    <dc:creator>Piret Jacques</dc:creator>
    <meta:editing-cycles>1</meta:editing-cycles>
    <meta:creation-date>2015-11-30T13:00:00</meta:creation-date>
    <dc:date>2015-11-30T13:02:00</dc:date>
    <meta:editing-duration>PT1M</meta:editing-duration>
    <meta:generator>LibreOffice/5.1.6.2.0$Linux_X86_64 LibreOffice_project/10$Build-2</meta:generator>
    <meta:document-statistic meta:table-count="0" meta:image-count="0" meta:object-count="0" meta:page-count="10" meta:paragraph-count="238" meta:word-count="1537" meta:character-count="9457" meta:non-whitespace-character-count="7818"/>
    <meta:user-defined meta:name="AppVersion">14.0000</meta:user-defined>
    <meta:user-defined meta:name="Company">GI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